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8.25pt" style:use-optimal-column-width="false"/>
    </style:style>
    <style:style style:name="ACOL-2" style:family="table-column">
      <style:table-column-properties style:column-width="68.25pt" style:use-optimal-column-width="false"/>
    </style:style>
    <style:style style:name="ACOL-3" style:family="table-column">
      <style:table-column-properties style:column-width="69.75pt" style:use-optimal-column-width="false"/>
    </style:style>
    <style:style style:name="ACOL-4" style:family="table-column">
      <style:table-column-properties style:column-width="129pt" style:use-optimal-column-width="true"/>
    </style:style>
    <style:style style:name="ACOL-5" style:family="table-column">
      <style:table-column-properties style:column-width="108.75pt" style:use-optimal-column-width="true"/>
    </style:style>
    <style:style style:name="ACOL-6" style:family="table-column">
      <style:table-column-properties style:column-width="95.25pt" style:use-optimal-column-width="false"/>
    </style:style>
    <style:style style:name="ACOL-7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/>
        <table:table-column table:style-name="ACOL-4"/>
        <table:table-column table:style-name="ACOL-0" table:number-columns-repeated="4"/>
        <table:table-column table:style-name="ACOL-5"/>
        <table:table-column table:style-name="ACOL-6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98.940 MHz</text:p>
          </table:table-cell>
          <table:table-cell table:style-name="Gnumeric-default" office:value-type="float" office:value="98.939999999999998">
            <text:p>98.94</text:p>
          </table:table-cell>
          <table:table-cell table:style-name="Gnumeric-default" table:formula="of:=[.D3]*200/50" office:value-type="float" office:value="395.75999999999999">
            <text:p>395.76</text:p>
          </table:table-cell>
          <table:table-cell table:style-name="Gnumeric-default" office:value-type="float" office:value="11.613">
            <text:p>11.613</text:p>
          </table:table-cell>
          <table:table-cell table:style-name="Gnumeric-default" office:value-type="float" office:value="0.19500000000000001">
            <text:p>0.195</text:p>
          </table:table-cell>
          <table:table-cell table:style-name="Gnumeric-default" office:value-type="float" office:value="13.077999999999999">
            <text:p>13.078</text:p>
          </table:table-cell>
          <table:table-cell table:style-name="Gnumeric-default" office:value-type="float" office:value="0.39300000000000002">
            <text:p>0.393</text:p>
          </table:table-cell>
          <table:table-cell table:style-name="Gnumeric-default" office:value-type="float" office:value="316">
            <text:p>316</text:p>
          </table:table-cell>
          <table:table-cell table:style-name="ACE-5" office:value-type="time" office:time-value="PT00H04M59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6.990 MHz</text:p>
          </table:table-cell>
          <table:table-cell table:style-name="Gnumeric-default" office:value-type="float" office:value="106.98999999999999">
            <text:p>106.99</text:p>
          </table:table-cell>
          <table:table-cell table:style-name="Gnumeric-default" table:formula="of:=[.D4]*200/50" office:value-type="float" office:value="427.95999999999998">
            <text:p>427.96</text:p>
          </table:table-cell>
          <table:table-cell table:style-name="Gnumeric-default" office:value-type="float" office:value="11.993">
            <text:p>11.993</text:p>
          </table:table-cell>
          <table:table-cell table:style-name="Gnumeric-default" office:value-type="float" office:value="0.182">
            <text:p>0.182</text:p>
          </table:table-cell>
          <table:table-cell table:style-name="Gnumeric-default" office:value-type="float" office:value="13.718999999999999">
            <text:p>13.719</text:p>
          </table:table-cell>
          <table:table-cell table:style-name="Gnumeric-default" office:value-type="float" office:value="0.45000000000000001">
            <text:p>0.45</text:p>
          </table:table-cell>
          <table:table-cell table:style-name="Gnumeric-default" office:value-type="float" office:value="317">
            <text:p>317</text:p>
          </table:table-cell>
          <table:table-cell table:style-name="ACE-5" office:value-type="time" office:time-value="PT00H03M56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4">
            <text:p>100.44</text:p>
          </table:table-cell>
          <table:table-cell table:style-name="Gnumeric-default" office:value-type="string">
            <text:p>84.620 MHz</text:p>
          </table:table-cell>
          <table:table-cell table:style-name="Gnumeric-default" office:value-type="float" office:value="84.620000000000005">
            <text:p>84.62</text:p>
          </table:table-cell>
          <table:table-cell table:style-name="Gnumeric-default" table:formula="of:=[.D5]*200/50" office:value-type="float" office:value="338.48000000000002">
            <text:p>338.48</text:p>
          </table:table-cell>
          <table:table-cell table:style-name="Gnumeric-default" office:value-type="float" office:value="10.757999999999999">
            <text:p>10.758</text:p>
          </table:table-cell>
          <table:table-cell table:style-name="Gnumeric-default" office:value-type="float" office:value="0.20999999999999999">
            <text:p>0.21</text:p>
          </table:table-cell>
          <table:table-cell table:style-name="Gnumeric-default" office:value-type="float" office:value="13.565">
            <text:p>13.565</text:p>
          </table:table-cell>
          <table:table-cell table:style-name="Gnumeric-default" office:value-type="float" office:value="0.54000000000000004">
            <text:p>0.54</text:p>
          </table:table-cell>
          <table:table-cell table:style-name="Gnumeric-default" office:value-type="float" office:value="315">
            <text:p>315</text:p>
          </table:table-cell>
          <table:table-cell table:style-name="ACE-5" office:value-type="time" office:time-value="PT00H03M56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1.930 MHz</text:p>
          </table:table-cell>
          <table:table-cell table:style-name="Gnumeric-default" office:value-type="float" office:value="81.930000000000007">
            <text:p>81.93</text:p>
          </table:table-cell>
          <table:table-cell table:style-name="Gnumeric-default" table:formula="of:=[.D6]*200/50" office:value-type="float" office:value="327.72000000000003">
            <text:p>327.72</text:p>
          </table:table-cell>
          <table:table-cell table:style-name="Gnumeric-default" office:value-type="float" office:value="10.564">
            <text:p>10.564</text:p>
          </table:table-cell>
          <table:table-cell table:style-name="Gnumeric-default" office:value-type="float" office:value="0.26000000000000001">
            <text:p>0.26</text:p>
          </table:table-cell>
          <table:table-cell table:style-name="Gnumeric-default" office:value-type="float" office:value="13.749000000000001">
            <text:p>13.749</text:p>
          </table:table-cell>
          <table:table-cell table:style-name="Gnumeric-default" office:value-type="float" office:value="0.38700000000000001">
            <text:p>0.387</text:p>
          </table:table-cell>
          <table:table-cell table:style-name="Gnumeric-default" office:value-type="float" office:value="316">
            <text:p>316</text:p>
          </table:table-cell>
          <table:table-cell table:style-name="ACE-5" office:value-type="time" office:time-value="PT00H06M05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6.750 MHz</text:p>
          </table:table-cell>
          <table:table-cell table:style-name="Gnumeric-default" office:value-type="float" office:value="86.75">
            <text:p>86.75</text:p>
          </table:table-cell>
          <table:table-cell table:style-name="Gnumeric-default" table:formula="of:=[.D7]*200/50" office:value-type="float" office:value="347">
            <text:p>347</text:p>
          </table:table-cell>
          <table:table-cell table:style-name="Gnumeric-default" office:value-type="float" office:value="10.903">
            <text:p>10.903</text:p>
          </table:table-cell>
          <table:table-cell table:style-name="Gnumeric-default" office:value-type="float" office:value="0.25600000000000001">
            <text:p>0.256</text:p>
          </table:table-cell>
          <table:table-cell table:style-name="Gnumeric-default" office:value-type="float" office:value="13.961">
            <text:p>13.961</text:p>
          </table:table-cell>
          <table:table-cell table:style-name="Gnumeric-default" office:value-type="float" office:value="0.40300000000000002">
            <text:p>0.403</text:p>
          </table:table-cell>
          <table:table-cell table:style-name="Gnumeric-default" office:value-type="float" office:value="315">
            <text:p>315</text:p>
          </table:table-cell>
          <table:table-cell table:style-name="ACE-5" office:value-type="time" office:time-value="PT00H05M51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9.450 MHz</text:p>
          </table:table-cell>
          <table:table-cell table:style-name="Gnumeric-default" office:value-type="float" office:value="89.450000000000003">
            <text:p>89.45</text:p>
          </table:table-cell>
          <table:table-cell table:style-name="Gnumeric-default" table:formula="of:=[.D8]*200/50" office:value-type="float" office:value="357.80000000000001">
            <text:p>357.8</text:p>
          </table:table-cell>
          <table:table-cell table:style-name="Gnumeric-default" office:value-type="float" office:value="11.077">
            <text:p>11.077</text:p>
          </table:table-cell>
          <table:table-cell table:style-name="Gnumeric-default" office:value-type="float" office:value="0.185">
            <text:p>0.185</text:p>
          </table:table-cell>
          <table:table-cell table:style-name="Gnumeric-default" office:value-type="float" office:value="13.930999999999999">
            <text:p>13.931</text:p>
          </table:table-cell>
          <table:table-cell table:style-name="Gnumeric-default" office:value-type="float" office:value="0.41199999999999998">
            <text:p>0.412</text:p>
          </table:table-cell>
          <table:table-cell table:style-name="Gnumeric-default" office:value-type="float" office:value="315">
            <text:p>315</text:p>
          </table:table-cell>
          <table:table-cell table:style-name="ACE-5" office:value-type="time" office:time-value="PT00H04M55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89.390 MHz</text:p>
          </table:table-cell>
          <table:table-cell table:style-name="Gnumeric-default" office:value-type="float" office:value="89.390000000000001">
            <text:p>89.39</text:p>
          </table:table-cell>
          <table:table-cell table:style-name="Gnumeric-default" table:formula="of:=[.D9]*200/50" office:value-type="float" office:value="357.56">
            <text:p>357.56</text:p>
          </table:table-cell>
          <table:table-cell table:style-name="Gnumeric-default" office:value-type="float" office:value="11.073">
            <text:p>11.073</text:p>
          </table:table-cell>
          <table:table-cell table:style-name="Gnumeric-default" office:value-type="float" office:value="0.189">
            <text:p>0.189</text:p>
          </table:table-cell>
          <table:table-cell table:style-name="Gnumeric-default" office:value-type="float" office:value="13.609">
            <text:p>13.609</text:p>
          </table:table-cell>
          <table:table-cell table:style-name="Gnumeric-default" office:value-type="float" office:value="0.33800000000000002">
            <text:p>0.338</text:p>
          </table:table-cell>
          <table:table-cell table:style-name="Gnumeric-default" office:value-type="float" office:value="315">
            <text:p>315</text:p>
          </table:table-cell>
          <table:table-cell table:style-name="ACE-5" office:value-type="time" office:time-value="PT00H04M30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95.900 MHz</text:p>
          </table:table-cell>
          <table:table-cell table:style-name="Gnumeric-default" office:value-type="float" office:value="95.900000000000006">
            <text:p>95.9</text:p>
          </table:table-cell>
          <table:table-cell table:style-name="Gnumeric-default" table:formula="of:=[.D10]*200/50" office:value-type="float" office:value="383.60000000000002">
            <text:p>383.6</text:p>
          </table:table-cell>
          <table:table-cell table:style-name="Gnumeric-default" office:value-type="float" office:value="11.452999999999999">
            <text:p>11.453</text:p>
          </table:table-cell>
          <table:table-cell table:style-name="Gnumeric-default" office:value-type="float" office:value="0.23100000000000001">
            <text:p>0.231</text:p>
          </table:table-cell>
          <table:table-cell table:style-name="Gnumeric-default" office:value-type="float" office:value="14.019">
            <text:p>14.019</text:p>
          </table:table-cell>
          <table:table-cell table:style-name="Gnumeric-default" office:value-type="float" office:value="0.35199999999999998">
            <text:p>0.352</text:p>
          </table:table-cell>
          <table:table-cell table:style-name="Gnumeric-default" office:value-type="float" office:value="316">
            <text:p>316</text:p>
          </table:table-cell>
          <table:table-cell table:style-name="ACE-5" office:value-type="time" office:time-value="PT00H04M10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3.750 MHz</text:p>
          </table:table-cell>
          <table:table-cell table:style-name="Gnumeric-default" office:value-type="float" office:value="83.75">
            <text:p>83.75</text:p>
          </table:table-cell>
          <table:table-cell table:style-name="Gnumeric-default" table:formula="of:=[.D11]*200/50" office:value-type="float" office:value="335">
            <text:p>335</text:p>
          </table:table-cell>
          <table:table-cell table:style-name="Gnumeric-default" office:value-type="float" office:value="10.696">
            <text:p>10.696</text:p>
          </table:table-cell>
          <table:table-cell table:style-name="Gnumeric-default" office:value-type="float" office:value="0.247">
            <text:p>0.247</text:p>
          </table:table-cell>
          <table:table-cell table:style-name="Gnumeric-default" office:value-type="float" office:value="13.577">
            <text:p>13.577</text:p>
          </table:table-cell>
          <table:table-cell table:style-name="Gnumeric-default" office:value-type="float" office:value="0.33600000000000002">
            <text:p>0.336</text:p>
          </table:table-cell>
          <table:table-cell table:style-name="Gnumeric-default" office:value-type="float" office:value="315">
            <text:p>315</text:p>
          </table:table-cell>
          <table:table-cell table:style-name="ACE-5" office:value-type="time" office:time-value="PT00H06M12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96.550 MHz</text:p>
          </table:table-cell>
          <table:table-cell table:style-name="Gnumeric-default" office:value-type="float" office:value="96.549999999999997">
            <text:p>96.55</text:p>
          </table:table-cell>
          <table:table-cell table:style-name="Gnumeric-default" table:formula="of:=[.D12]*200/50" office:value-type="float" office:value="386.19999999999999">
            <text:p>386.2</text:p>
          </table:table-cell>
          <table:table-cell table:style-name="Gnumeric-default" office:value-type="float" office:value="11.488">
            <text:p>11.488</text:p>
          </table:table-cell>
          <table:table-cell table:style-name="Gnumeric-default" office:value-type="float" office:value="0.27900000000000003">
            <text:p>0.279</text:p>
          </table:table-cell>
          <table:table-cell table:style-name="Gnumeric-default" office:value-type="float" office:value="14.076000000000001">
            <text:p>14.076</text:p>
          </table:table-cell>
          <table:table-cell table:style-name="Gnumeric-default" office:value-type="float" office:value="0.36399999999999999">
            <text:p>0.364</text:p>
          </table:table-cell>
          <table:table-cell table:style-name="Gnumeric-default" office:value-type="float" office:value="316">
            <text:p>316</text:p>
          </table:table-cell>
          <table:table-cell table:style-name="ACE-5" office:value-type="time" office:time-value="PT00H05M47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6.840 MHz</text:p>
          </table:table-cell>
          <table:table-cell table:style-name="Gnumeric-default" office:value-type="float" office:value="86.840000000000003">
            <text:p>86.84</text:p>
          </table:table-cell>
          <table:table-cell table:style-name="Gnumeric-default" table:formula="of:=[.D13]*200/50" office:value-type="float" office:value="347.36000000000001">
            <text:p>347.36</text:p>
          </table:table-cell>
          <table:table-cell table:style-name="Gnumeric-default" office:value-type="float" office:value="10.909000000000001">
            <text:p>10.909</text:p>
          </table:table-cell>
          <table:table-cell table:style-name="Gnumeric-default" office:value-type="float" office:value="0.16900000000000001">
            <text:p>0.169</text:p>
          </table:table-cell>
          <table:table-cell table:style-name="Gnumeric-default" office:value-type="float" office:value="13.992000000000001">
            <text:p>13.992</text:p>
          </table:table-cell>
          <table:table-cell table:style-name="Gnumeric-default" office:value-type="float" office:value="0.377">
            <text:p>0.377</text:p>
          </table:table-cell>
          <table:table-cell table:style-name="Gnumeric-default" office:value-type="float" office:value="317">
            <text:p>317</text:p>
          </table:table-cell>
          <table:table-cell table:style-name="ACE-5" office:value-type="time" office:time-value="PT00H04M24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7.670 MHz</text:p>
          </table:table-cell>
          <table:table-cell table:style-name="Gnumeric-default" office:value-type="float" office:value="97.670000000000002">
            <text:p>97.67</text:p>
          </table:table-cell>
          <table:table-cell table:style-name="Gnumeric-default" table:formula="of:=[.D14]*200/50" office:value-type="float" office:value="390.68000000000001">
            <text:p>390.68</text:p>
          </table:table-cell>
          <table:table-cell table:style-name="Gnumeric-default" office:value-type="float" office:value="11.547000000000001">
            <text:p>11.547</text:p>
          </table:table-cell>
          <table:table-cell table:style-name="Gnumeric-default" office:value-type="float" office:value="0.17999999999999999">
            <text:p>0.18</text:p>
          </table:table-cell>
          <table:table-cell table:style-name="Gnumeric-default" office:value-type="float" office:value="13.882999999999999">
            <text:p>13.883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float" office:value="317">
            <text:p>317</text:p>
          </table:table-cell>
          <table:table-cell table:style-name="ACE-5" office:value-type="time" office:time-value="PT00H03M26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87.390 MHz</text:p>
          </table:table-cell>
          <table:table-cell table:style-name="Gnumeric-default" office:value-type="float" office:value="87.390000000000001">
            <text:p>87.39</text:p>
          </table:table-cell>
          <table:table-cell table:style-name="Gnumeric-default" table:formula="of:=[.D15]*200/50" office:value-type="float" office:value="349.56">
            <text:p>349.56</text:p>
          </table:table-cell>
          <table:table-cell table:style-name="Gnumeric-default" office:value-type="float" office:value="10.945">
            <text:p>10.945</text:p>
          </table:table-cell>
          <table:table-cell table:style-name="Gnumeric-default" office:value-type="float" office:value="0.221">
            <text:p>0.221</text:p>
          </table:table-cell>
          <table:table-cell table:style-name="Gnumeric-default" office:value-type="float" office:value="14.183">
            <text:p>14.183</text:p>
          </table:table-cell>
          <table:table-cell table:style-name="Gnumeric-default" office:value-type="float" office:value="0.34699999999999998">
            <text:p>0.347</text:p>
          </table:table-cell>
          <table:table-cell table:style-name="Gnumeric-default" office:value-type="float" office:value="318">
            <text:p>318</text:p>
          </table:table-cell>
          <table:table-cell table:style-name="ACE-5" office:value-type="time" office:time-value="PT00H04M37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101.330 MHz</text:p>
          </table:table-cell>
          <table:table-cell table:style-name="Gnumeric-default" office:value-type="float" office:value="101.33">
            <text:p>101.33</text:p>
          </table:table-cell>
          <table:table-cell table:style-name="Gnumeric-default" table:formula="of:=[.D16]*200/50" office:value-type="float" office:value="405.31999999999999">
            <text:p>405.32</text:p>
          </table:table-cell>
          <table:table-cell table:style-name="Gnumeric-default" office:value-type="float" office:value="11.731999999999999">
            <text:p>11.732</text:p>
          </table:table-cell>
          <table:table-cell table:style-name="Gnumeric-default" office:value-type="float" office:value="0.224">
            <text:p>0.224</text:p>
          </table:table-cell>
          <table:table-cell table:style-name="Gnumeric-default" office:value-type="float" office:value="14.343999999999999">
            <text:p>14.344</text:p>
          </table:table-cell>
          <table:table-cell table:style-name="Gnumeric-default" office:value-type="float" office:value="0.37">
            <text:p>0.37</text:p>
          </table:table-cell>
          <table:table-cell table:style-name="Gnumeric-default" office:value-type="float" office:value="316">
            <text:p>316</text:p>
          </table:table-cell>
          <table:table-cell table:style-name="ACE-5" office:value-type="time" office:time-value="PT00H03M12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95.650 MHz</text:p>
          </table:table-cell>
          <table:table-cell table:style-name="Gnumeric-default" office:value-type="float" office:value="95.650000000000006">
            <text:p>95.65</text:p>
          </table:table-cell>
          <table:table-cell table:style-name="Gnumeric-default" table:formula="of:=[.D17]*200/50" office:value-type="float" office:value="382.60000000000002">
            <text:p>382.6</text:p>
          </table:table-cell>
          <table:table-cell table:style-name="Gnumeric-default" office:value-type="float" office:value="11.439">
            <text:p>11.439</text:p>
          </table:table-cell>
          <table:table-cell table:style-name="Gnumeric-default" office:value-type="float" office:value="0.14899999999999999">
            <text:p>0.149</text:p>
          </table:table-cell>
          <table:table-cell table:style-name="Gnumeric-default" office:value-type="float" office:value="13.826000000000001">
            <text:p>13.826</text:p>
          </table:table-cell>
          <table:table-cell table:style-name="Gnumeric-default" office:value-type="float" office:value="0.33400000000000002">
            <text:p>0.334</text:p>
          </table:table-cell>
          <table:table-cell table:style-name="Gnumeric-default" office:value-type="float" office:value="316">
            <text:p>316</text:p>
          </table:table-cell>
          <table:table-cell table:style-name="ACE-5" office:value-type="time" office:time-value="PT00H03M02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5">
            <text:p>100.45</text:p>
          </table:table-cell>
          <table:table-cell table:style-name="Gnumeric-default" office:value-type="string">
            <text:p>100.570 MHz</text:p>
          </table:table-cell>
          <table:table-cell table:style-name="Gnumeric-default" office:value-type="float" office:value="100.56999999999999">
            <text:p>100.57</text:p>
          </table:table-cell>
          <table:table-cell table:style-name="Gnumeric-default" table:formula="of:=[.D18]*200/50" office:value-type="float" office:value="402.27999999999997">
            <text:p>402.28</text:p>
          </table:table-cell>
          <table:table-cell table:style-name="Gnumeric-default" office:value-type="float" office:value="11.695">
            <text:p>11.695</text:p>
          </table:table-cell>
          <table:table-cell table:style-name="Gnumeric-default" office:value-type="float" office:value="0.224">
            <text:p>0.224</text:p>
          </table:table-cell>
          <table:table-cell table:style-name="Gnumeric-default" office:value-type="float" office:value="13.718">
            <text:p>13.718</text:p>
          </table:table-cell>
          <table:table-cell table:style-name="Gnumeric-default" office:value-type="float" office:value="0.49399999999999999">
            <text:p>0.494</text:p>
          </table:table-cell>
          <table:table-cell table:style-name="Gnumeric-default" office:value-type="float" office:value="318">
            <text:p>318</text:p>
          </table:table-cell>
          <table:table-cell table:style-name="ACE-5" office:value-type="time" office:time-value="PT00H03M52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3" table:formula="of:=AVERAGE([.E3:.E18])" office:value-type="float" office:value="370.93000000000001">
            <text:p>370.93</text:p>
          </table:table-cell>
          <table:table-cell table:number-columns-repeated="4" table:style-name="Gnumeric-default"/>
          <table:table-cell table:style-name="ACE-3" table:formula="of:=AVERAGE([.J3:.J18])" office:value-type="float" office:value="316.125">
            <text:p>316.12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3" table:formula="of:=STDEV([.E3:.E18])" office:value-type="float" office:value="29.553893821288582">
            <text:p>29.553893821288582</text:p>
          </table:table-cell>
          <table:table-cell table:number-columns-repeated="4" table:style-name="Gnumeric-default"/>
          <table:table-cell table:style-name="ACE-3" table:formula="of:=STDEV([.J3:.J18])" office:value-type="float" office:value="1.0246950765959599">
            <text:p>1.02469507659596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3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3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6.014</text:p>
          </table:table-cell>
          <table:table-cell table:style-name="ACE-2" table:formula="of:=[.B24]*60+[.C24]" office:value-type="float" office:value="66.013999999999996">
            <text:p>66.014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24]/([.E3]*10^6)" office:value-type="float" office:value="1.359206304325854">
            <text:p>1.3592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.589</text:p>
          </table:table-cell>
          <table:table-cell table:style-name="ACE-2" table:formula="of:=[.B25]*60+[.C25]" office:value-type="float" office:value="64.588999999999999">
            <text:p>64.589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25]/([.E4]*10^6)" office:value-type="float" office:value="1.2569387022151604">
            <text:p>1.256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.862</text:p>
          </table:table-cell>
          <table:table-cell table:style-name="ACE-2" table:formula="of:=[.B26]*60+[.C26]" office:value-type="float" office:value="64.861999999999995">
            <text:p>64.862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26]/([.E5]*10^6)" office:value-type="float" office:value="1.58922089045143">
            <text:p>1.5892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.753</text:p>
          </table:table-cell>
          <table:table-cell table:style-name="ACE-2" table:formula="of:=[.B27]*60+[.C27]" office:value-type="float" office:value="64.753">
            <text:p>64.753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27]/([.E6]*10^6)" office:value-type="float" office:value="1.6413996307823753">
            <text:p>1.641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7.197</text:p>
          </table:table-cell>
          <table:table-cell table:style-name="ACE-2" table:formula="of:=[.B28]*60+[.C28]" office:value-type="float" office:value="67.197000000000003">
            <text:p>67.197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28]/([.E7]*10^6)" office:value-type="float" office:value="1.5502002507204611">
            <text:p>1.550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.659</text:p>
          </table:table-cell>
          <table:table-cell table:style-name="ACE-2" table:formula="of:=[.B29]*60+[.C29]" office:value-type="float" office:value="64.659000000000006">
            <text:p>64.659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29]/([.E8]*10^6)" office:value-type="float" office:value="1.5034082923420906">
            <text:p>1.5034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.725</text:p>
          </table:table-cell>
          <table:table-cell table:style-name="ACE-2" table:formula="of:=[.B30]*60+[.C30]" office:value-type="float" office:value="64.724999999999994">
            <text:p>64.725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30]/([.E9]*10^6)" office:value-type="float" office:value="1.5044174040720439">
            <text:p>1.5044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.626</text:p>
          </table:table-cell>
          <table:table-cell table:style-name="ACE-2" table:formula="of:=[.B31]*60+[.C31]" office:value-type="float" office:value="64.626000000000005">
            <text:p>64.626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31]/([.E10]*10^6)" office:value-type="float" office:value="1.4022927189781023">
            <text:p>1.40229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.771</text:p>
          </table:table-cell>
          <table:table-cell table:style-name="ACE-2" table:formula="of:=[.B32]*60+[.C32]" office:value-type="float" office:value="64.771000000000001">
            <text:p>64.771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32]/([.E11]*10^6)" office:value-type="float" office:value="1.6057298119402985">
            <text:p>1.60573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.642</text:p>
          </table:table-cell>
          <table:table-cell table:style-name="ACE-2" table:formula="of:=[.B33]*60+[.C33]" office:value-type="float" office:value="64.641999999999996">
            <text:p>64.642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33]/([.E12]*10^6)" office:value-type="float" office:value="1.3928521154842051">
            <text:p>1.3928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.430</text:p>
          </table:table-cell>
          <table:table-cell table:style-name="ACE-2" table:formula="of:=[.B34]*60+[.C34]" office:value-type="float" office:value="65.430000000000007">
            <text:p>65.43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34]/([.E13]*10^6)" office:value-type="float" office:value="1.5485936406034086">
            <text:p>1.54859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.663</text:p>
          </table:table-cell>
          <table:table-cell table:style-name="ACE-2" table:formula="of:=[.B35]*60+[.C35]" office:value-type="float" office:value="64.662999999999997">
            <text:p>64.663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35]/([.E14]*10^6)" office:value-type="float" office:value="1.3768800220129005">
            <text:p>1.3768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.656</text:p>
          </table:table-cell>
          <table:table-cell table:style-name="ACE-2" table:formula="of:=[.B36]*60+[.C36]" office:value-type="float" office:value="64.656000000000006">
            <text:p>64.656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36]/([.E15]*10^6)" office:value-type="float" office:value="1.5388473709806614">
            <text:p>1.5388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.734</text:p>
          </table:table-cell>
          <table:table-cell table:style-name="ACE-2" table:formula="of:=[.B37]*60+[.C37]" office:value-type="float" office:value="64.733999999999995">
            <text:p>64.734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37]/([.E16]*10^6)" office:value-type="float" office:value="1.3271476537057141">
            <text:p>1.3271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7.903</text:p>
          </table:table-cell>
          <table:table-cell table:style-name="ACE-2" table:formula="of:=[.B38]*60+[.C38]" office:value-type="float" office:value="67.903000000000006">
            <text:p>67.903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38]/([.E17]*10^6)" office:value-type="float" office:value="1.4059578855201253">
            <text:p>1.4059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6.079</text:p>
          </table:table-cell>
          <table:table-cell table:style-name="ACE-2" table:formula="of:=[.B39]*60+[.C39]" office:value-type="float" office:value="66.078999999999994">
            <text:p>66.079</text:p>
          </table:table-cell>
          <table:table-cell table:style-name="Gnumeric-default" office:value-type="float" office:value="537919487">
            <text:p>537919487</text:p>
          </table:table-cell>
          <table:table-cell table:style-name="Gnumeric-default" table:formula="of:=[.E39]/([.E18]*10^6)" office:value-type="float" office:value="1.3371768096847967">
            <text:p>1.3371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1"/>
          <table:table-cell table:style-name="Gnumeric-default"/>
          <table:table-cell table:style-name="ACE-3" table:formula="of:=AVERAGE([.D24:.D39])" office:value-type="float" office:value="65.268937499999993">
            <text:p>65.2689375</text:p>
          </table:table-cell>
          <table:table-cell table:style-name="ACE-4"/>
          <table:table-cell table:style-name="ACE-3" table:formula="of:=AVERAGE([.F24:.F39])" office:value-type="float" office:value="1.4587668439887267">
            <text:p>1.45877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3" table:formula="of:=STDEV([.D24:.D39])" office:value-type="float" office:value="1.0177864523071636">
            <text:p>1.01778645</text:p>
          </table:table-cell>
          <table:table-cell table:style-name="Gnumeric-default"/>
          <table:table-cell table:style-name="ACE-3" table:formula="of:=STDEV([.F24:.F39])" office:value-type="float" office:value="0.11508626188110103">
            <text:p>0.11509</text:p>
          </table:table-cell>
          <table:table-cell table:number-columns-repeated="250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number:time-style style:name="ND-2" number:format-source="fixed">
      <number:hours number:style="long"/>
      <number:text>:</number:text>
      <number:minutes number:style="long"/>
    </number:tim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07T13:31:29Z</dc:date>
    <meta:creation-date>2020-04-06T15:17:34Z</meta:creation-date>
    <meta:generator>gnumeric/1.12.35</meta:generator>
  </office:meta>
</office:document-meta>
</file>